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13]-[.F13]" office:value-type="float" office:value="1150" calcext:value-type="float">
            <text:p>1.1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3])" office:value-type="float" office:value="1150" calcext:value-type="float">
            <text:p>1.1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9.793893584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9.7966450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4:40:50.156706045</dc:date>
    <dc:language>pt-PT</dc:language>
    <meta:editing-cycles>649</meta:editing-cycles>
    <meta:editing-duration>P1DT4H42M48S</meta:editing-duration>
    <meta:print-date>2020-06-16T10:17:24.261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